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72000000722D4AA6A5B0C782E2.png" manifest:media-type="image/png"/>
  <manifest:file-entry manifest:full-path="Pictures/1000333300000BCC00000BCC1D7BA262608B65D7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ine_20_Style_20_9" draw:fill="none" draw:textarea-vertical-align="middle"/>
    </style:style>
    <style:style style:name="gr2" style:family="graphic" style:parent-style-name="standard">
      <style:graphic-properties svg:stroke-color="#000000" draw:fill-color="#ff6666" draw:textarea-horizontal-align="justify" draw:textarea-vertical-align="middle" draw:auto-grow-height="false" fo:min-height="0.131cm" fo:min-width="1.913cm"/>
    </style:style>
    <style:style style:name="gr3" style:family="graphic" style:parent-style-name="objectwithoutfill">
      <style:graphic-properties svg:stroke-width="0.159cm" svg:stroke-color="#00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_20_with_20_no_20_fill_20_and_20_no_20_line">
      <style:graphic-properties draw:stroke="solid" svg:stroke-color="#000000" draw:fill="solid" draw:fill-color="#ffcc99"/>
    </style:style>
    <style:style style:name="gr5" style:family="graphic" style:parent-style-name="objectwithoutfill">
      <style:graphic-properties svg:stroke-width="0.353cm" draw:marker-start-width="0.73cm" draw:marker-end-width="0.73cm" draw:fill="none" fo:padding-top="0.302cm" fo:padding-bottom="0.302cm" fo:padding-left="0.427cm" fo:padding-right="0.427cm"/>
    </style:style>
    <style:style style:name="gr6" style:family="graphic" style:parent-style-name="objectwithoutfill">
      <style:graphic-properties svg:stroke-width="0.353cm" draw:marker-start-width="0.729cm" draw:marker-end-width="0.729cm" draw:fill="none" fo:padding-top="0.301cm" fo:padding-bottom="0.301cm" fo:padding-left="0.426cm" fo:padding-right="0.426cm"/>
    </style:style>
    <style:style style:name="gr7" style:family="graphic" style:parent-style-name="objectwithoutfill">
      <style:graphic-properties svg:stroke-width="0.106cm" draw:marker-start-width="0.359cm" draw:marker-end-width="0.359cm" draw:fill="non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053cm" draw:marker-start-width="0.279cm" draw:marker-end-width="0.279cm" draw:fill="none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035cm" svg:stroke-color="#00cc00" draw:marker-start-width="0.252cm" draw:marker-end-width="0.252cm" draw:textarea-horizontal-align="justify" draw:textarea-vertical-align="middle" draw:auto-grow-height="false" fo:min-height="0.222cm" fo:min-width="1.148cm" fo:padding-top="0.142cm" fo:padding-bottom="0.142cm" fo:padding-left="0.267cm" fo:padding-right="0.267cm" fo:wrap-option="no-wrap"/>
    </style:style>
    <style:style style:name="gr11" style:family="graphic" style:parent-style-name="Object_20_with_20_no_20_fill_20_and_20_no_20_line">
      <style:graphic-properties draw:stroke="solid" svg:stroke-width="0.053cm" svg:stroke-color="#ff33ff" draw:marker-start-width="0.279cm" draw:marker-end-width="0.279cm" draw:textarea-horizontal-align="justify" draw:textarea-vertical-align="middle" draw:auto-grow-height="false" fo:min-height="0.884cm" fo:min-width="1.1cm" fo:padding-top="0.151cm" fo:padding-bottom="0.151cm" fo:padding-left="0.276cm" fo:padding-right="0.276cm"/>
    </style:style>
    <style:style style:name="gr12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Object_20_with_20_no_20_fill_20_and_20_no_20_line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_20_with_20_no_20_fill_20_and_20_no_20_line">
      <style:graphic-properties draw:stroke="solid" svg:stroke-width="0.053cm" svg:stroke-color="#ff3300" draw:marker-start-width="0.279cm" draw:marker-end-width="0.279cm" draw:textarea-horizontal-align="justify" draw:textarea-vertical-align="middle" draw:auto-grow-height="false" fo:min-height="0.587cm" fo:min-width="1.1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ff3333" draw:marker-start-width="0.279cm" draw:marker-end-width="0.279cm" draw:fill="non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6666"/>
      <style:paragraph-properties fo:text-align="center"/>
    </style:style>
    <style:style style:name="P3" style:family="paragraph">
      <loext:graphic-properties draw:fill="solid" draw:fill-color="#ffcc99"/>
    </style:style>
    <style:style style:name="P4" style:family="paragraph">
      <loext:graphic-properties draw:fill="none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 draw:fill-color="#ffffff"/>
    </style:style>
    <style:style style:name="P8" style:family="paragraph">
      <style:text-properties fo:color="#0000cc"/>
    </style:style>
    <style:style style:name="P9" style:family="paragraph">
      <loext:graphic-properties draw:fill="none" draw:fill-color="#ffffff"/>
      <style:text-properties fo:color="#0000cc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245cm" svg:y1="0.965cm" svg:x2="14.262cm" svg:y2="5.537cm">
          <text:p/>
        </draw:line>
        <draw:custom-shape draw:style-name="gr2" draw:text-style-name="P2" draw:layer="layout" svg:width="2.413cm" svg:height="0.381cm" draw:transform="rotate (-0.452912940892528) translate (9.603cm 2.996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262cm" svg:y1="1.219cm" svg:x2="8.42cm" svg:y2="0.965cm">
          <text:p/>
        </draw:line>
        <draw:line draw:style-name="gr3" draw:text-style-name="P1" draw:layer="layout" svg:x1="7.15cm" svg:y1="1.6cm" svg:x2="0.419cm" svg:y2="8.458cm">
          <text:p/>
        </draw:line>
        <draw:path draw:style-name="gr3" draw:text-style-name="P1" draw:layer="layout" svg:width="1.269cm" svg:height="0.634cm" draw:transform="rotate (-3.14159265358979) translate (8.42cm 1.6cm)" svg:viewBox="0 0 1270 635" svg:d="M0 635c889 0 1270-635 1270-635">
          <text:p/>
        </draw:path>
        <draw:polygon draw:style-name="gr4" draw:text-style-name="P3" draw:layer="layout" svg:width="5.46cm" svg:height="4.444cm" svg:x="0.927cm" svg:y="1.092cm" svg:viewBox="0 0 5461 4445" draw:points="5461,762 3937,0 0,2413 1778,4445">
          <text:p/>
        </draw:polygon>
        <draw:line draw:style-name="gr5" draw:text-style-name="P4" draw:layer="layout" svg:x1="13.373cm" svg:y1="4.902cm" svg:x2="6.642cm" svg:y2="9.347cm">
          <text:p/>
        </draw:line>
        <draw:line draw:style-name="gr6" draw:text-style-name="P4" draw:layer="layout" svg:x1="0.8cm" svg:y1="4.902cm" svg:x2="6.896cm" svg:y2="9.347cm">
          <text:p/>
        </draw:line>
        <draw:line draw:style-name="gr7" draw:text-style-name="P4" draw:layer="layout" svg:x1="7.658cm" svg:y1="1.473cm" svg:x2="0.8cm" svg:y2="8.585cm">
          <text:p/>
        </draw:line>
        <draw:line draw:style-name="gr7" draw:text-style-name="P4" draw:layer="layout" svg:x1="5.653cm" svg:y1="3.632cm" svg:x2="7.558cm" svg:y2="4.775cm">
          <text:p/>
        </draw:line>
        <draw:line draw:style-name="gr7" draw:text-style-name="P4" draw:layer="layout" svg:x1="7.531cm" svg:y1="4.775cm" svg:x2="9.436cm" svg:y2="7.442cm">
          <text:p/>
        </draw:line>
        <draw:line draw:style-name="gr7" draw:text-style-name="P4" draw:layer="layout" svg:x1="4.637cm" svg:y1="4.648cm" svg:x2="6.288cm" svg:y2="5.664cm">
          <text:p/>
        </draw:line>
        <draw:line draw:style-name="gr7" draw:text-style-name="P4" draw:layer="layout" svg:x1="6.261cm" svg:y1="5.664cm" svg:x2="7.277cm" svg:y2="7.061cm">
          <text:p/>
        </draw:line>
        <draw:line draw:style-name="gr7" draw:text-style-name="P4" draw:layer="layout" svg:x1="8.674cm" svg:y1="6.426cm" svg:x2="7.023cm" svg:y2="7.188cm">
          <text:p/>
        </draw:line>
        <draw:line draw:style-name="gr7" draw:text-style-name="P4" draw:layer="layout" svg:x1="7.023cm" svg:y1="7.188cm" svg:x2="6.388cm" svg:y2="8.839cm">
          <text:p/>
        </draw:line>
        <draw:line draw:style-name="gr8" draw:text-style-name="P4" draw:layer="layout" svg:x1="6.007cm" svg:y1="5.537cm" svg:x2="7.15cm" svg:y2="4.521cm">
          <text:p/>
        </draw:line>
        <draw:line draw:style-name="gr8" draw:text-style-name="P4" draw:layer="layout" svg:x1="6.896cm" svg:y1="6.553cm" svg:x2="8.293cm" svg:y2="5.918cm">
          <text:p/>
        </draw:line>
        <draw:line draw:style-name="gr8" draw:text-style-name="P4" draw:layer="layout" svg:x1="7.912cm" svg:y1="5.41cm" svg:x2="5.88cm" svg:y2="6.426cm">
          <text:p/>
        </draw:line>
        <draw:frame draw:style-name="gr9" draw:layer="layout" svg:width="1.143cm" svg:height="1.143cm" svg:x="4.61cm" svg:y="4.013cm">
          <draw:image xlink:href="Pictures/1000333300000BCC00000BCC1D7BA262608B65D7.svg" xlink:type="simple" xlink:show="embed" xlink:actuate="onLoad">
            <text:p/>
          </draw:image>
          <draw:image xlink:href="Pictures/1000020100000072000000722D4AA6A5B0C782E2.png" xlink:type="simple" xlink:show="embed" xlink:actuate="onLoad"/>
        </draw:frame>
        <draw:custom-shape draw:style-name="gr10" draw:text-style-name="P5" draw:layer="layout" svg:width="1.778cm" svg:height="0.508cm" svg:x="11.722cm" svg:y="6.68cm">
          <text:p text:style-name="P5"><text:span text:style-name="T1">MOS</text:span></text:p>
          <draw:enhanced-geometry svg:viewBox="0 0 21600 21600" draw:text-areas="800 800 20800 20800" draw:type="round-rectangular-callout" draw:modifiers="4674.53625632378 -23212.57367387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1.651cm" svg:height="1.778cm" svg:x="8.801cm" svg:y="5.029cm">
          <text:p text:style-name="P6"><text:span text:style-name="T2">Boo-chan</text:span><text:span text:style-name="T2"><text:line-break/></text:span><text:span text:style-name="T2">Ramen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12" draw:text-style-name="P7" draw:layer="layout" svg:width="2.667cm" svg:height="1.673cm" draw:transform="rotate (0.738623339444) translate (2.204cm 3.343cm)">
          <draw:text-box>
            <text:p>School</text:p>
          </draw:text-box>
        </draw:frame>
        <draw:path draw:style-name="gr8" draw:text-style-name="P4" draw:layer="layout" svg:width="0.38cm" svg:height="0.253cm" draw:transform="rotate (0.210835773640915) translate (4.11062908450069cm 3.0025749193072cm)" svg:viewBox="0 0 381 254" svg:d="M0 254c254 0 381-254 381-254">
          <text:p/>
        </draw:path>
        <draw:frame draw:style-name="gr13" draw:text-style-name="P9" draw:layer="layout" svg:width="1.772cm" svg:height="0.962cm" svg:x="3.981cm" svg:y="5.029cm">
          <draw:text-box>
            <text:p text:style-name="P8">THS</text:p>
          </draw:text-box>
        </draw:frame>
        <draw:custom-shape draw:style-name="gr14" draw:text-style-name="P11" xml:id="id1" draw:id="id1" draw:layer="layout" svg:width="1.651cm" svg:height="0.889cm" svg:x="9.055cm" svg:y="8.458cm">
          <text:p text:style-name="P10"><text:span text:style-name="T3">Indian</text:span><text:span text:style-name="T3"><text:line-break/></text:span><text:span text:style-name="T3">Curry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5" draw:text-style-name="P4" draw:layer="layout" draw:type="curve" svg:x1="10.706cm" svg:y1="8.902cm" svg:x2="8.714cm" svg:y2="7.437cm" draw:start-shape="id1" draw:start-glue-point="1" svg:d="M10706 8902c790 0 1786-1465-1992-1465" svg:viewBox="0 0 2731 1466">
          <text:p/>
        </draw:connector>
        <draw:frame draw:style-name="gr13" draw:text-style-name="P12" draw:layer="layout" svg:width="3.122cm" svg:height="0.725cm" draw:transform="rotate (-0.442091899530164) translate (9.619cm 2.149cm)">
          <draw:text-box>
            <text:p><text:span text:style-name="T3">Naka-Itabash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01:26:50.136000000</meta:creation-date>
    <dc:date>2016-07-21T02:16:47.434000000</dc:date>
    <meta:editing-duration>PT8M53S</meta:editing-duration>
    <meta:editing-cycles>1</meta:editing-cycles>
    <meta:document-statistic meta:object-count="27"/>
    <meta:generator>LibreOffice/5.1.4.2$Windows_x86 LibreOffice_project/f99d75f39f1c57ebdd7ffc5f42867c12031db97a</meta:generator>
  </office:meta>
</office:document-meta>
</file>